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489.09" calcext:value-type="float">
            <text:p>489.09</text:p>
          </table:table-cell>
          <table:table-cell office:value-type="float" office:value="328.93" calcext:value-type="float">
            <text:p>328.93</text:p>
          </table:table-cell>
          <table:table-cell office:value-type="float" office:value="489.09" calcext:value-type="float">
            <text:p>489.09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140.39" calcext:value-type="float">
            <text:p>140.39</text:p>
          </table:table-cell>
          <table:table-cell office:value-type="float" office:value="425.35" calcext:value-type="float">
            <text:p>425.35</text:p>
          </table:table-cell>
          <table:table-cell office:value-type="float" office:value="140.39" calcext:value-type="float">
            <text:p>140.39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71.89" calcext:value-type="float">
            <text:p>71.89</text:p>
          </table:table-cell>
          <table:table-cell office:value-type="float" office:value="137.38" calcext:value-type="float">
            <text:p>137.38</text:p>
          </table:table-cell>
          <table:table-cell office:value-type="float" office:value="71.89" calcext:value-type="float">
            <text:p>71.89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76.5" calcext:value-type="float">
            <text:p>176.5</text:p>
          </table:table-cell>
          <table:table-cell office:value-type="float" office:value="149.4" calcext:value-type="float">
            <text:p>149.4</text:p>
          </table:table-cell>
          <table:table-cell office:value-type="float" office:value="176.05" calcext:value-type="float">
            <text:p>176.05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 office:value-type="float" office:value="983847" calcext:value-type="float">
            <text:p>983847</text:p>
          </table:table-cell>
          <table:table-cell office:value-type="float" office:value="99541.56" calcext:value-type="float">
            <text:p>99541.56</text:p>
          </table:table-cell>
          <table:table-cell office:value-type="float" office:value="442897.4" calcext:value-type="float">
            <text:p>442897.4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 office:value-type="float" office:value="975431" calcext:value-type="float">
            <text:p>975431</text:p>
          </table:table-cell>
          <table:table-cell office:value-type="float" office:value="82611.96" calcext:value-type="float">
            <text:p>826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 office:value-type="float" office:value="586437" calcext:value-type="float">
            <text:p>586437</text:p>
          </table:table-cell>
          <table:table-cell office:value-type="float" office:value="59477.92" calcext:value-type="float">
            <text:p>5947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 office:value-type="float" office:value="914679" calcext:value-type="float">
            <text:p>914679</text:p>
          </table:table-cell>
          <table:table-cell office:value-type="float" office:value="93546.66" calcext:value-type="float">
            <text:p>9354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 office:value-type="float" office:value="714468" calcext:value-type="float">
            <text:p>714468</text:p>
          </table:table-cell>
          <table:table-cell office:value-type="float" office:value="72934.58" calcext:value-type="float">
            <text:p>729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AFFT Aligment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50.35" calcext:value-type="float">
            <text:p>150.35</text:p>
          </table:table-cell>
          <table:table-cell office:value-type="float" office:value="33.7" calcext:value-type="float">
            <text:p>33.7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2658.79" calcext:value-type="float">
            <text:p>2658.79</text:p>
          </table:table-cell>
          <table:table-cell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39.15" calcext:value-type="float">
            <text:p>839.15</text:p>
          </table:table-cell>
          <table:table-cell office:value-type="float" office:value="1217.97" calcext:value-type="float">
            <text:p>1217.97</text:p>
          </table:table-cell>
          <table:table-cell table:style-name="ce1" office:value-type="float" office:value="829.15" calcext:value-type="float">
            <text:p>829.15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1311.82" calcext:value-type="float">
            <text:p>1311.82</text:p>
          </table:table-cell>
          <table:table-cell office:value-type="float" office:value="2073.27" calcext:value-type="float">
            <text:p>2073.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6:10:06.8505846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16:11:29.391861968</dc:date>
    <meta:editing-duration>PT2H43M52S</meta:editing-duration>
    <meta:editing-cycles>11</meta:editing-cycles>
    <meta:generator>LibreOffice/6.0.7.3$Linux_X86_64 LibreOffice_project/00m0$Build-3</meta:generator>
    <meta:document-statistic meta:table-count="1" meta:cell-count="63" meta:object-count="0"/>
  </office:meta>
</office:document-meta>
</file>